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Loma" svg:font-family="Loma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break-before="page"/>
      <style:text-properties style:font-name="Loma"/>
    </style:style>
    <style:style style:name="P2" style:family="paragraph" style:parent-style-name="Text_20_body">
      <style:text-properties style:font-name="Loma"/>
    </style:style>
    <style:style style:name="P3" style:family="paragraph" style:parent-style-name="Title_20_Slide_7e_LT_7e_Untertitel">
      <style:paragraph-properties fo:margin-left="0cm" fo:margin-right="0cm" fo:margin-top="0.353cm" fo:margin-bottom="0cm" style:contextual-spacing="false" fo:line-height="90%" fo:text-align="start" style:justify-single-word="false" fo:text-indent="0cm" style:auto-text-indent="false" style:writing-mode="lr-tb"/>
      <style:text-properties style:font-name="Loma" officeooo:paragraph-rsid="0003d130"/>
    </style:style>
    <style:style style:name="P4" style:family="paragraph" style:parent-style-name="Text_20_body" style:list-style-name="L1">
      <style:paragraph-properties fo:margin-top="0.353cm" fo:margin-bottom="0cm" style:contextual-spacing="false" fo:line-height="90%" fo:text-align="start" style:justify-single-word="false" style:writing-mode="lr-tb"/>
      <style:text-properties style:font-name="Loma" fo:font-size="12pt" fo:font-weight="bold" officeooo:paragraph-rsid="0002d346" style:font-size-asian="12pt" style:font-weight-asian="bold" style:font-size-complex="12pt" style:font-weight-complex="bold"/>
    </style:style>
    <style:style style:name="P5" style:family="paragraph" style:parent-style-name="Text_20_body" style:list-style-name="L3">
      <style:paragraph-properties fo:margin-top="0.353cm" fo:margin-bottom="0cm" style:contextual-spacing="false" fo:line-height="90%" fo:text-align="start" style:justify-single-word="false" style:writing-mode="lr-tb"/>
      <style:text-properties style:font-name="Loma" fo:font-size="12pt" fo:font-weight="bold" officeooo:paragraph-rsid="00064ce3" style:font-size-asian="12pt" style:font-weight-asian="bold" style:font-size-complex="12pt" style:font-weight-complex="bold"/>
    </style:style>
    <style:style style:name="P6" style:family="paragraph" style:parent-style-name="Text_20_body" style:list-style-name="L4">
      <style:paragraph-properties fo:margin-top="0.353cm" fo:margin-bottom="0cm" style:contextual-spacing="false" fo:line-height="90%" fo:text-align="start" style:justify-single-word="false" style:writing-mode="lr-tb"/>
      <style:text-properties style:font-name="Loma" fo:font-size="12pt" fo:font-weight="bold" officeooo:paragraph-rsid="0002d346" style:font-size-asian="12pt" style:font-weight-asian="bold" style:font-size-complex="12pt" style:font-weight-complex="bold"/>
    </style:style>
    <style:style style:name="P7" style:family="paragraph" style:parent-style-name="Text_20_body" style:list-style-name="L5">
      <style:paragraph-properties fo:margin-top="0.353cm" fo:margin-bottom="0cm" style:contextual-spacing="false" fo:line-height="90%" fo:text-align="start" style:justify-single-word="false" style:writing-mode="lr-tb"/>
      <style:text-properties style:font-name="Loma" fo:font-size="12pt" fo:font-weight="bold" officeooo:paragraph-rsid="0002d346" style:font-size-asian="12pt" style:font-weight-asian="bold" style:font-size-complex="12pt" style:font-weight-complex="bold"/>
    </style:style>
    <style:style style:name="P8" style:family="paragraph" style:parent-style-name="Text_20_body" style:list-style-name="L6">
      <style:paragraph-properties fo:margin-left="0cm" fo:margin-right="0cm" fo:margin-top="0.353cm" fo:margin-bottom="0cm" style:contextual-spacing="false" fo:line-height="90%" fo:text-align="start" style:justify-single-word="false" fo:text-indent="0cm" style:auto-text-indent="false" style:writing-mode="lr-tb"/>
      <style:text-properties style:font-name="Loma" fo:font-size="12pt" fo:font-weight="bold" officeooo:paragraph-rsid="0002d346" style:font-size-asian="12pt" style:font-weight-asian="bold" style:font-size-complex="12pt" style:font-weight-complex="bold"/>
    </style:style>
    <style:style style:name="P9" style:family="paragraph" style:parent-style-name="Text_20_body" style:list-style-name="L6">
      <style:paragraph-properties fo:margin-left="0cm" fo:margin-right="0cm" fo:margin-top="0.353cm" fo:margin-bottom="0cm" style:contextual-spacing="false" fo:line-height="90%" fo:text-align="start" style:justify-single-word="false" fo:text-indent="0cm" style:auto-text-indent="false" style:writing-mode="lr-tb"/>
      <style:text-properties style:font-name="Loma" fo:font-size="12pt" fo:font-weight="bold" officeooo:paragraph-rsid="00064ce3" style:font-size-asian="12pt" style:font-weight-asian="bold" style:font-size-complex="12pt" style:font-weight-complex="bold"/>
    </style:style>
    <style:style style:name="P10" style:family="paragraph" style:parent-style-name="Text_20_body" style:list-style-name="L9">
      <style:paragraph-properties fo:margin-top="0.353cm" fo:margin-bottom="0cm" style:contextual-spacing="false" fo:line-height="90%" fo:text-align="start" style:justify-single-word="false" style:writing-mode="lr-tb"/>
      <style:text-properties style:font-name="Loma" fo:font-size="12pt" fo:font-weight="bold" officeooo:paragraph-rsid="0003d130" style:font-size-asian="12pt" style:font-weight-asian="bold" style:font-size-complex="12pt" style:font-weight-complex="bold"/>
    </style:style>
    <style:style style:name="P11" style:family="paragraph" style:parent-style-name="Text_20_body" style:list-style-name="L12">
      <style:paragraph-properties fo:margin-top="0.353cm" fo:margin-bottom="0cm" style:contextual-spacing="false" fo:line-height="90%"/>
      <style:text-properties style:font-name="Loma" fo:font-size="12pt" fo:font-weight="bold" officeooo:paragraph-rsid="0005ad44" style:font-size-asian="12pt" style:font-weight-asian="bold" style:font-size-complex="12pt" style:font-weight-complex="bold"/>
    </style:style>
    <style:style style:name="P12" style:family="paragraph" style:parent-style-name="Text_20_body" style:list-style-name="L13">
      <style:paragraph-properties fo:margin-top="0.353cm" fo:margin-bottom="0cm" style:contextual-spacing="false" fo:line-height="90%"/>
      <style:text-properties style:font-name="Loma" fo:font-size="12pt" fo:font-weight="bold" officeooo:paragraph-rsid="0005ad44" style:font-size-asian="12pt" style:font-weight-asian="bold" style:font-size-complex="12pt" style:font-weight-complex="bold"/>
    </style:style>
    <style:style style:name="P13" style:family="paragraph" style:parent-style-name="Text_20_body" style:list-style-name="L14">
      <style:paragraph-properties fo:margin-top="0.353cm" fo:margin-bottom="0cm" style:contextual-spacing="false" fo:line-height="90%"/>
      <style:text-properties style:font-name="Loma" fo:font-size="12pt" fo:font-weight="bold" officeooo:paragraph-rsid="0005ad44" style:font-size-asian="12pt" style:font-weight-asian="bold" style:font-size-complex="12pt" style:font-weight-complex="bold"/>
    </style:style>
    <style:style style:name="P14" style:family="paragraph" style:parent-style-name="Text_20_body" style:list-style-name="L15">
      <style:paragraph-properties fo:margin-top="0.353cm" fo:margin-bottom="0cm" style:contextual-spacing="false" fo:line-height="90%"/>
      <style:text-properties style:font-name="Loma" fo:font-size="12pt" fo:font-weight="bold" officeooo:paragraph-rsid="0005ad44" style:font-size-asian="12pt" style:font-weight-asian="bold" style:font-size-complex="12pt" style:font-weight-complex="bold"/>
    </style:style>
    <style:style style:name="P15" style:family="paragraph" style:parent-style-name="Text_20_body" style:list-style-name="L17">
      <style:paragraph-properties fo:margin-top="0.353cm" fo:margin-bottom="0cm" style:contextual-spacing="false" fo:line-height="90%"/>
      <style:text-properties style:font-name="Loma" fo:font-size="12pt" fo:font-weight="bold" officeooo:paragraph-rsid="0003d130" style:font-size-asian="12pt" style:font-weight-asian="bold" style:font-size-complex="12pt" style:font-weight-complex="bold"/>
    </style:style>
    <style:style style:name="P16" style:family="paragraph" style:parent-style-name="Text_20_body" style:list-style-name="L18">
      <style:paragraph-properties fo:margin-top="0.353cm" fo:margin-bottom="0cm" style:contextual-spacing="false" fo:line-height="90%"/>
      <style:text-properties style:font-name="Loma" fo:font-size="12pt" fo:font-weight="bold" officeooo:paragraph-rsid="000629f1" style:font-size-asian="12pt" style:font-weight-asian="bold" style:font-size-complex="12pt" style:font-weight-complex="bold"/>
    </style:style>
    <style:style style:name="P17" style:family="paragraph" style:parent-style-name="Text_20_body" style:list-style-name="L19">
      <style:paragraph-properties fo:margin-top="0.353cm" fo:margin-bottom="0cm" style:contextual-spacing="false" fo:line-height="90%"/>
      <style:text-properties style:font-name="Loma" fo:font-size="12pt" fo:font-weight="bold" officeooo:paragraph-rsid="000629f1" style:font-size-asian="12pt" style:font-weight-asian="bold" style:font-size-complex="12pt" style:font-weight-complex="bold"/>
    </style:style>
    <style:style style:name="P18" style:family="paragraph" style:parent-style-name="Text_20_body" style:list-style-name="L20">
      <style:paragraph-properties fo:margin-top="0.353cm" fo:margin-bottom="0cm" style:contextual-spacing="false" fo:line-height="90%"/>
      <style:text-properties style:font-name="Loma" fo:font-size="12pt" fo:font-weight="bold" officeooo:paragraph-rsid="000629f1" style:font-size-asian="12pt" style:font-weight-asian="bold" style:font-size-complex="12pt" style:font-weight-complex="bold"/>
    </style:style>
    <style:style style:name="P19" style:family="paragraph" style:parent-style-name="Text_20_body" style:list-style-name="L11">
      <style:text-properties style:font-name="Loma" fo:font-size="12pt" fo:font-weight="bold" officeooo:paragraph-rsid="0005ad44" style:font-size-asian="12pt" style:font-weight-asian="bold" style:font-size-complex="12pt" style:font-weight-complex="bold"/>
    </style:style>
    <style:style style:name="P20" style:family="paragraph" style:parent-style-name="Text_20_body" style:list-style-name="L14">
      <style:paragraph-properties fo:margin-top="0.353cm" fo:margin-bottom="0cm" style:contextual-spacing="false" fo:line-height="90%"/>
      <style:text-properties style:font-name="Loma" fo:font-size="12pt" fo:font-weight="bold" officeooo:rsid="0005ad44" officeooo:paragraph-rsid="0005ad44" style:font-size-asian="12pt" style:font-weight-asian="bold" style:font-size-complex="12pt" style:font-weight-complex="bold"/>
    </style:style>
    <style:style style:name="P21" style:family="paragraph" style:parent-style-name="Text_20_body" style:list-style-name="L6">
      <style:paragraph-properties fo:margin-left="0cm" fo:margin-right="0cm" fo:margin-top="0.353cm" fo:margin-bottom="0cm" style:contextual-spacing="false" fo:line-height="90%" fo:text-align="start" style:justify-single-word="false" fo:text-indent="0cm" style:auto-text-indent="false" style:writing-mode="lr-tb"/>
      <style:text-properties style:font-name="Loma" fo:font-size="12pt" fo:font-weight="bold" officeooo:rsid="00064ce3" officeooo:paragraph-rsid="00064ce3" style:font-size-asian="12pt" style:font-weight-asian="bold" style:font-size-complex="12pt" style:font-weight-complex="bold"/>
    </style:style>
    <style:style style:name="P22" style:family="paragraph" style:parent-style-name="Text_20_body" style:list-style-name="L2">
      <style:paragraph-properties fo:margin-top="0.353cm" fo:margin-bottom="0cm" style:contextual-spacing="false" fo:line-height="90%" fo:text-align="start" style:justify-single-word="false" style:writing-mode="lr-tb"/>
      <style:text-properties style:font-name="Loma" fo:font-weight="bold" officeooo:paragraph-rsid="0002d346" style:font-weight-asian="bold" style:font-weight-complex="bold"/>
    </style:style>
    <style:style style:name="P23" style:family="paragraph" style:parent-style-name="Text_20_body" style:list-style-name="L11">
      <style:text-properties style:font-name="Loma" fo:font-weight="bold" officeooo:paragraph-rsid="0005ad44" style:font-weight-asian="bold" style:font-weight-complex="bold"/>
    </style:style>
    <style:style style:name="P24" style:family="paragraph" style:parent-style-name="Text_20_body" style:list-style-name="L21">
      <style:text-properties style:font-name="Loma" fo:font-weight="bold" officeooo:paragraph-rsid="000629f1" style:font-weight-asian="bold" style:font-weight-complex="bold"/>
    </style:style>
    <style:style style:name="P25" style:family="paragraph" style:parent-style-name="Text_20_body" style:list-style-name="L6">
      <style:paragraph-properties fo:margin-left="0cm" fo:margin-right="0cm" fo:margin-top="0.353cm" fo:margin-bottom="0cm" style:contextual-spacing="false" fo:line-height="90%" fo:text-align="start" style:justify-single-word="false" fo:text-indent="0cm" style:auto-text-indent="false" style:writing-mode="lr-tb"/>
      <style:text-properties style:font-name="Loma" officeooo:paragraph-rsid="0002d346"/>
    </style:style>
    <style:style style:name="P26" style:family="paragraph" style:parent-style-name="Text_20_body" style:list-style-name="L13">
      <style:paragraph-properties fo:margin-top="0.353cm" fo:margin-bottom="0cm" style:contextual-spacing="false" fo:line-height="90%"/>
      <style:text-properties style:font-name="Loma" officeooo:paragraph-rsid="0005ad44"/>
    </style:style>
    <style:style style:name="P27" style:family="paragraph" style:parent-style-name="Text_20_body" style:list-style-name="L1">
      <style:paragraph-properties fo:margin-top="0.353cm" fo:margin-bottom="0cm" style:contextual-spacing="false" fo:line-height="90%" fo:text-align="start" style:justify-single-word="false" style:writing-mode="lr-tb"/>
      <style:text-properties fo:color="#000000" loext:opacity="100%" style:font-name="Loma" fo:font-size="12pt" fo:letter-spacing="normal" fo:font-weight="bold" officeooo:rsid="0002d346" officeooo:paragraph-rsid="0002d346" style:font-size-asian="12pt" style:font-weight-asian="bold" style:font-size-complex="12pt" style:font-weight-complex="bold"/>
    </style:style>
    <style:style style:name="P28" style:family="paragraph" style:parent-style-name="Text_20_body" style:list-style-name="L3">
      <style:paragraph-properties fo:margin-top="0.353cm" fo:margin-bottom="0cm" style:contextual-spacing="false" fo:line-height="90%" fo:text-align="start" style:justify-single-word="false" style:writing-mode="lr-tb"/>
      <style:text-properties fo:color="#000000" loext:opacity="100%" style:font-name="Loma" fo:font-size="12pt" fo:letter-spacing="normal" fo:font-weight="bold" officeooo:paragraph-rsid="0002d346" style:font-size-asian="12pt" style:font-weight-asian="bold" style:font-size-complex="12pt" style:font-weight-complex="bold"/>
    </style:style>
    <style:style style:name="P29" style:family="paragraph" style:parent-style-name="Text_20_body" style:list-style-name="L4">
      <style:paragraph-properties fo:margin-top="0.353cm" fo:margin-bottom="0cm" style:contextual-spacing="false" fo:line-height="90%" fo:text-align="start" style:justify-single-word="false" style:writing-mode="lr-tb"/>
      <style:text-properties fo:color="#000000" loext:opacity="100%" style:font-name="Loma" fo:font-size="12pt" fo:letter-spacing="normal" fo:font-weight="bold" officeooo:paragraph-rsid="0002d346" style:font-size-asian="12pt" style:font-weight-asian="bold" style:font-size-complex="12pt" style:font-weight-complex="bold"/>
    </style:style>
    <style:style style:name="P30" style:family="paragraph" style:parent-style-name="Text_20_body" style:list-style-name="L5">
      <style:paragraph-properties fo:margin-top="0.353cm" fo:margin-bottom="0cm" style:contextual-spacing="false" fo:line-height="90%" fo:text-align="start" style:justify-single-word="false" style:writing-mode="lr-tb"/>
      <style:text-properties fo:color="#000000" loext:opacity="100%" style:font-name="Loma" fo:font-size="12pt" fo:letter-spacing="normal" fo:font-weight="bold" officeooo:paragraph-rsid="0002d346" style:font-size-asian="12pt" style:font-weight-asian="bold" style:font-size-complex="12pt" style:font-weight-complex="bold"/>
    </style:style>
    <style:style style:name="P31" style:family="paragraph" style:parent-style-name="Text_20_body" style:list-style-name="L7">
      <style:paragraph-properties fo:margin-left="0cm" fo:margin-right="0cm" fo:margin-top="0.353cm" fo:margin-bottom="0cm" style:contextual-spacing="false" fo:line-height="90%" fo:text-align="start" style:justify-single-word="false" fo:text-indent="0cm" style:auto-text-indent="false" style:writing-mode="lr-tb"/>
      <style:text-properties fo:color="#000000" loext:opacity="100%" style:font-name="Loma" fo:font-size="12pt" fo:letter-spacing="normal" fo:font-weight="bold" officeooo:paragraph-rsid="0003d130" style:font-size-asian="12pt" style:font-weight-asian="bold" style:font-size-complex="12pt" style:font-weight-complex="bold"/>
    </style:style>
    <style:style style:name="P32" style:family="paragraph" style:parent-style-name="Text_20_body" style:list-style-name="L8">
      <style:paragraph-properties fo:margin-top="0.353cm" fo:margin-bottom="0cm" style:contextual-spacing="false" fo:line-height="90%" fo:text-align="start" style:justify-single-word="false" style:writing-mode="lr-tb"/>
      <style:text-properties fo:color="#000000" loext:opacity="100%" style:font-name="Loma" fo:font-size="12pt" fo:letter-spacing="normal" fo:font-weight="bold" officeooo:paragraph-rsid="0003d130" style:font-size-asian="12pt" style:font-weight-asian="bold" style:font-size-complex="12pt" style:font-weight-complex="bold"/>
    </style:style>
    <style:style style:name="P33" style:family="paragraph" style:parent-style-name="Text_20_body" style:list-style-name="L3">
      <style:paragraph-properties fo:margin-top="0.353cm" fo:margin-bottom="0cm" style:contextual-spacing="false" fo:line-height="90%" fo:text-align="start" style:justify-single-word="false" style:writing-mode="lr-tb"/>
      <style:text-properties fo:color="#000000" loext:opacity="100%" style:font-name="Loma" fo:font-size="12pt" fo:letter-spacing="normal" fo:font-weight="bold" officeooo:rsid="00064ce3" officeooo:paragraph-rsid="00064ce3" style:font-size-asian="12pt" style:font-weight-asian="bold" style:font-size-complex="12pt" style:font-weight-complex="bold"/>
    </style:style>
    <style:style style:name="P34" style:family="paragraph" style:parent-style-name="Text_20_body" style:list-style-name="L2"/>
    <style:style style:name="P35" style:family="paragraph" style:parent-style-name="Text_20_body" style:list-style-name="L2">
      <style:paragraph-properties fo:margin-top="0.353cm" fo:margin-bottom="0cm" style:contextual-spacing="false" fo:line-height="90%" fo:text-align="start" style:justify-single-word="false" style:writing-mode="lr-tb"/>
      <style:text-properties officeooo:paragraph-rsid="0002d346"/>
    </style:style>
    <style:style style:name="P36" style:family="paragraph" style:parent-style-name="Text_20_body" style:list-style-name="L7">
      <style:paragraph-properties fo:margin-left="0cm" fo:margin-right="0cm" fo:margin-top="0.353cm" fo:margin-bottom="0cm" style:contextual-spacing="false" fo:line-height="90%" fo:text-align="start" style:justify-single-word="false" fo:text-indent="0cm" style:auto-text-indent="false" style:writing-mode="lr-tb"/>
      <style:text-properties officeooo:paragraph-rsid="0003d130"/>
    </style:style>
    <style:style style:name="P37" style:family="paragraph" style:parent-style-name="Text_20_body" style:list-style-name="L9">
      <style:paragraph-properties fo:margin-top="0.353cm" fo:margin-bottom="0cm" style:contextual-spacing="false" fo:line-height="90%" fo:text-align="start" style:justify-single-word="false" style:writing-mode="lr-tb"/>
      <style:text-properties officeooo:paragraph-rsid="0003d130"/>
    </style:style>
    <style:style style:name="P38" style:family="paragraph" style:parent-style-name="Text_20_body" style:list-style-name="L8">
      <style:paragraph-properties fo:margin-top="0.353cm" fo:margin-bottom="0cm" style:contextual-spacing="false" fo:line-height="90%" fo:text-align="start" style:justify-single-word="false" style:writing-mode="lr-tb"/>
      <style:text-properties officeooo:paragraph-rsid="0003d130"/>
    </style:style>
    <style:style style:name="P39" style:family="paragraph" style:parent-style-name="Text_20_body" style:list-style-name="L17">
      <style:paragraph-properties fo:margin-top="0.353cm" fo:margin-bottom="0cm" style:contextual-spacing="false" fo:line-height="90%"/>
      <style:text-properties officeooo:paragraph-rsid="0003d130"/>
    </style:style>
    <style:style style:name="P40" style:family="paragraph" style:parent-style-name="Text_20_body" style:list-style-name="L18">
      <style:paragraph-properties fo:margin-top="0.353cm" fo:margin-bottom="0cm" style:contextual-spacing="false" fo:line-height="90%"/>
      <style:text-properties officeooo:paragraph-rsid="000629f1"/>
    </style:style>
    <style:style style:name="P41" style:family="paragraph" style:parent-style-name="Text_20_body" style:list-style-name="L11"/>
    <style:style style:name="P42" style:family="paragraph" style:parent-style-name="Text_20_body" style:list-style-name="L21">
      <style:text-properties officeooo:paragraph-rsid="000629f1"/>
    </style:style>
    <style:style style:name="P43" style:family="paragraph" style:parent-style-name="Title_20_Slide_7e_LT_7e_Untertitel">
      <style:paragraph-properties fo:margin-left="0cm" fo:margin-right="0cm" fo:margin-top="0.353cm" fo:margin-bottom="0cm" style:contextual-spacing="false" fo:line-height="90%" fo:text-align="start" style:justify-single-word="false" fo:text-indent="0cm" style:auto-text-indent="false" style:writing-mode="lr-tb"/>
      <style:text-properties fo:color="#000000" loext:opacity="100%" style:font-name="Loma" fo:font-size="16pt" fo:letter-spacing="normal" fo:font-weight="bold" style:font-size-asian="16pt" style:font-weight-asian="bold"/>
    </style:style>
    <style:style style:name="P44" style:family="paragraph" style:parent-style-name="Title_20_Slide_7e_LT_7e_Untertitel" style:list-style-name="L6">
      <style:paragraph-properties fo:margin-left="0cm" fo:margin-right="0cm" fo:margin-top="0.353cm" fo:margin-bottom="0cm" style:contextual-spacing="false" fo:line-height="90%" fo:text-align="start" style:justify-single-word="false" fo:text-indent="0cm" style:auto-text-indent="false" style:writing-mode="lr-tb"/>
      <style:text-properties fo:color="#000000" loext:opacity="100%" style:font-name="Loma" fo:font-size="16pt" fo:letter-spacing="normal" fo:font-weight="bold" style:font-size-asian="16pt" style:font-weight-asian="bold"/>
    </style:style>
    <style:style style:name="P45" style:family="paragraph" style:parent-style-name="Title_20_Slide_7e_LT_7e_Untertitel" style:list-style-name="L7">
      <style:paragraph-properties fo:margin-left="0cm" fo:margin-right="0cm" fo:margin-top="0.353cm" fo:margin-bottom="0cm" style:contextual-spacing="false" fo:line-height="90%" fo:text-align="start" style:justify-single-word="false" fo:text-indent="0cm" style:auto-text-indent="false" style:writing-mode="lr-tb"/>
      <style:text-properties fo:color="#000000" loext:opacity="100%" style:font-name="Loma" fo:font-size="16pt" fo:letter-spacing="normal" fo:font-weight="bold" style:font-size-asian="16pt" style:font-weight-asian="bold"/>
    </style:style>
    <style:style style:name="P46" style:family="paragraph" style:parent-style-name="Title_20_Slide_7e_LT_7e_Untertitel">
      <style:paragraph-properties fo:margin-left="0cm" fo:margin-right="0cm" fo:margin-top="0.353cm" fo:margin-bottom="0cm" style:contextual-spacing="false" fo:line-height="90%" fo:text-align="start" style:justify-single-word="false" fo:text-indent="0cm" style:auto-text-indent="false" style:writing-mode="lr-tb"/>
      <style:text-properties fo:color="#000000" loext:opacity="100%" style:font-name="Loma" fo:font-size="18pt" fo:letter-spacing="normal" fo:font-weight="bold" officeooo:rsid="0002d346" officeooo:paragraph-rsid="0002d346" style:font-size-asian="18pt" style:font-weight-asian="bold"/>
    </style:style>
    <style:style style:name="P47" style:family="paragraph" style:parent-style-name="Title_20_Slide_7e_LT_7e_Untertitel" style:list-style-name="L10">
      <style:paragraph-properties fo:margin-top="0.353cm" fo:margin-bottom="0cm" style:contextual-spacing="false" fo:line-height="90%" fo:text-align="start" style:justify-single-word="false" style:writing-mode="lr-tb"/>
      <style:text-properties fo:color="#000000" loext:opacity="100%" style:font-name="Loma" fo:font-size="12pt" fo:letter-spacing="normal" fo:font-weight="bold" officeooo:paragraph-rsid="0003d130" style:font-size-asian="12pt" style:font-weight-asian="bold" style:font-size-complex="12pt"/>
    </style:style>
    <style:style style:name="P48" style:family="paragraph" style:parent-style-name="Title_20_Slide_7e_LT_7e_Untertitel">
      <style:paragraph-properties fo:margin-left="0cm" fo:margin-right="0cm" fo:margin-top="0.176cm" fo:margin-bottom="0cm" style:contextual-spacing="false" fo:line-height="90%" fo:text-align="start" style:justify-single-word="false" fo:text-indent="0cm" style:auto-text-indent="false" style:writing-mode="lr-tb"/>
      <style:text-properties fo:color="#000000" loext:opacity="100%" style:font-name="Loma" fo:font-size="12pt" fo:letter-spacing="normal" fo:font-weight="bold" style:font-size-asian="12pt" style:font-weight-asian="bold" style:font-size-complex="12pt"/>
    </style:style>
    <style:style style:name="P49" style:family="paragraph" style:parent-style-name="Title_20_Slide_7e_LT_7e_Untertitel" style:list-style-name="L2">
      <style:paragraph-properties fo:margin-top="0.353cm" fo:margin-bottom="0cm" style:contextual-spacing="false" fo:line-height="90%" fo:text-align="start" style:justify-single-word="false" style:writing-mode="lr-tb"/>
      <style:text-properties officeooo:paragraph-rsid="0002d346"/>
    </style:style>
    <style:style style:name="P50" style:family="paragraph" style:parent-style-name="Title_20_Slide_7e_LT_7e_Untertitel" style:list-style-name="L10">
      <style:paragraph-properties fo:margin-top="0.353cm" fo:margin-bottom="0cm" style:contextual-spacing="false" fo:line-height="90%" fo:text-align="start" style:justify-single-word="false" style:writing-mode="lr-tb"/>
      <style:text-properties style:font-name="Loma" officeooo:paragraph-rsid="0003d130"/>
    </style:style>
    <style:style style:name="P51" style:family="paragraph" style:parent-style-name="Title_20_and_20_Content_7e_LT_7e_Gliederung_20_1">
      <style:paragraph-properties fo:margin-left="0cm" fo:margin-right="0cm" fo:margin-top="0.353cm" fo:margin-bottom="0cm" style:contextual-spacing="false" fo:line-height="90%" fo:text-indent="0cm" style:auto-text-indent="false"/>
      <style:text-properties style:font-name="Loma" fo:font-size="16pt" fo:font-weight="bold" style:font-size-asian="16pt" style:font-weight-asian="bold"/>
    </style:style>
    <style:style style:name="P52" style:family="paragraph" style:parent-style-name="Title_20_and_20_Content_7e_LT_7e_Gliederung_20_1" style:list-style-name="L16">
      <style:paragraph-properties fo:margin-top="0.353cm" fo:margin-bottom="0cm" style:contextual-spacing="false" fo:line-height="90%"/>
      <style:text-properties style:font-name="Loma" fo:font-size="16pt" fo:font-weight="bold" officeooo:rsid="0002d346" officeooo:paragraph-rsid="0002d346" style:font-size-asian="16pt" style:font-weight-asian="bold"/>
    </style:style>
    <style:style style:name="P53" style:family="paragraph" style:parent-style-name="Title_20_and_20_Content_7e_LT_7e_Gliederung_20_1" style:list-style-name="L17">
      <style:paragraph-properties fo:margin-top="0.353cm" fo:margin-bottom="0cm" style:contextual-spacing="false" fo:line-height="90%"/>
      <style:text-properties style:font-name="Loma" fo:font-size="12pt" fo:font-weight="bold" officeooo:rsid="0003d130" officeooo:paragraph-rsid="0003d130" style:font-size-asian="12pt" style:font-weight-asian="bold" style:font-size-complex="12pt" style:font-weight-complex="bold"/>
    </style:style>
    <style:style style:name="P54" style:family="paragraph" style:parent-style-name="Title_20_and_20_Content_7e_LT_7e_Gliederung_20_2" style:list-style-name="L16">
      <style:paragraph-properties fo:margin-top="0.176cm" fo:margin-bottom="0cm" style:contextual-spacing="false" fo:line-height="90%"/>
      <style:text-properties style:font-name="Loma" fo:font-size="12pt" fo:font-weight="bold" officeooo:rsid="0005ad44" officeooo:paragraph-rsid="0005ad44" style:font-size-asian="12pt" style:font-weight-asian="bold"/>
    </style:style>
    <style:style style:name="P55" style:family="paragraph" style:parent-style-name="Title_20_and_20_Content_7e_LT_7e_Gliederung_20_2" style:list-style-name="L16">
      <style:paragraph-properties fo:margin-top="0.176cm" fo:margin-bottom="0cm" style:contextual-spacing="false" fo:line-height="90%"/>
      <style:text-properties style:font-name="Loma" fo:font-size="12pt" fo:font-weight="bold" style:font-size-asian="12pt" style:font-weight-asian="bold"/>
    </style:style>
    <style:style style:name="T1" style:family="text">
      <style:text-properties fo:color="#000000" loext:opacity="100%" fo:letter-spacing="normal" officeooo:rsid="00064ce3"/>
    </style:style>
    <style:style style:name="T2" style:family="text">
      <style:text-properties fo:color="#000000" loext:opacity="100%" style:font-name="Loma" fo:font-size="12pt" fo:letter-spacing="normal" fo:font-weight="bold" style:font-size-asian="12pt" style:font-weight-asian="bold" style:font-size-complex="12pt" style:font-weight-complex="bold"/>
    </style:style>
    <style:style style:name="T3" style:family="text">
      <style:text-properties fo:color="#000000" loext:opacity="100%" style:font-name="Loma" fo:font-size="12pt" fo:letter-spacing="normal" fo:font-weight="bold" officeooo:rsid="0002d346" style:font-size-asian="12pt" style:font-weight-asian="bold" style:font-size-complex="12pt" style:font-weight-complex="bold"/>
    </style:style>
    <style:style style:name="T4" style:family="text">
      <style:text-properties fo:color="#000000" loext:opacity="100%" style:font-name="Loma" fo:font-size="16pt" fo:letter-spacing="normal" fo:font-weight="bold" officeooo:rsid="0002d346" style:font-size-asian="16pt" style:font-weight-asian="bold" style:font-size-complex="12pt" style:font-weight-complex="bold"/>
    </style:style>
    <style:style style:name="T5" style:family="text">
      <style:text-properties fo:color="#000000" loext:opacity="100%" fo:font-size="16pt" fo:letter-spacing="normal" fo:font-weight="bold" style:font-size-asian="16pt" style:font-weight-asian="bold"/>
    </style:style>
    <style:style style:name="T6" style:family="text">
      <style:text-properties fo:color="#000000" loext:opacity="100%" fo:font-size="16pt" fo:letter-spacing="normal" fo:font-weight="bold" officeooo:rsid="0002d346" style:font-size-asian="16pt" style:font-weight-asian="bold"/>
    </style:style>
    <style:style style:name="T7" style:family="text">
      <style:text-properties fo:color="#000000" loext:opacity="100%" fo:font-size="12pt" fo:letter-spacing="normal" fo:font-weight="bold" style:font-size-asian="12pt" style:font-weight-asian="bold" style:font-size-complex="12pt"/>
    </style:style>
    <style:style style:name="T8" style:family="text">
      <style:text-properties fo:color="#000000" loext:opacity="100%" fo:font-size="12pt" fo:letter-spacing="normal" fo:font-weight="bold" officeooo:rsid="0002d346" style:font-size-asian="12pt" style:font-weight-asian="bold" style:font-size-complex="12pt"/>
    </style:style>
    <style:style style:name="T9" style:family="text">
      <style:text-properties fo:color="#000000" loext:opacity="100%" fo:font-size="12pt" fo:letter-spacing="normal" fo:font-weight="bold" style:font-size-asian="12pt" style:font-weight-asian="bold" style:font-size-complex="12pt" style:font-weight-complex="bold"/>
    </style:style>
    <style:style style:name="T10" style:family="text">
      <style:text-properties fo:color="#000000" loext:opacity="100%" fo:font-size="12pt" fo:letter-spacing="normal" fo:font-weight="bold" officeooo:rsid="0002d346" style:font-size-asian="12pt" style:font-weight-asian="bold" style:font-size-complex="12pt" style:font-weight-complex="bold"/>
    </style:style>
    <style:style style:name="T11" style:family="text">
      <style:text-properties style:font-name="Loma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Loma" fo:font-size="12pt" fo:font-weight="bold" officeooo:rsid="0003d130" style:font-size-asian="12pt" style:font-weight-asian="bold" style:font-size-complex="12pt" style:font-weight-complex="bold"/>
    </style:style>
    <style:style style:name="T13" style:family="text">
      <style:text-properties style:font-name="Loma" fo:font-size="12pt" fo:font-weight="bold" officeooo:rsid="000629f1" style:font-size-asian="12pt" style:font-weight-asian="bold" style:font-size-complex="12pt" style:font-weight-complex="bold"/>
    </style:style>
    <style:style style:name="T14" style:family="text">
      <style:text-properties style:font-name="Loma" fo:font-weight="bold" style:font-weight-asian="bold" style:font-weight-complex="bold"/>
    </style:style>
    <style:style style:name="T15" style:family="text">
      <style:text-properties style:font-name="Loma" fo:font-weight="bold" officeooo:rsid="0002d346" style:font-weight-asian="bold" style:font-weight-complex="bold"/>
    </style:style>
    <style:style style:name="T16" style:family="text">
      <style:text-properties style:font-name="Loma" fo:font-weight="bold" officeooo:rsid="000629f1" style:font-weight-asian="bold" style:font-weight-complex="bold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05ad44" style:font-size-asian="12pt" style:font-weight-asian="bold" style:font-size-complex="12pt" style:font-weight-complex="bold"/>
    </style:style>
    <style:style style:name="T19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INTRODUCTION</text:p>
      <text:list xml:id="list1548075668" text:style-name="L1">
        <text:list-item>
          <text:p text:style-name="P27">Overview of Python and its popularity in various domains.</text:p>
        </text:list-item>
        <text:list-item>
          <text:p text:style-name="P4">Python's syntax simplicity and readability.</text:p>
        </text:list-item>
        <text:list-item>
          <text:p text:style-name="P4">Use cases and applications of Python in web development, data science, machine learning, and more.</text:p>
        </text:list-item>
      </text:list>
      <text:p text:style-name="P2"/>
      <text:p text:style-name="P46">Setting Up Python Environment</text:p>
      <text:list xml:id="list3523624559" text:style-name="L2">
        <text:list-item>
          <text:p text:style-name="P49"><text:span text:style-name="T3">Installation of Python (latest version)</text:span><text:span text:style-name="T4">.</text:span></text:p>
        </text:list-item>
        <text:list-item>
          <text:p text:style-name="P35"><text:span text:style-name="T15">I</text:span><text:span text:style-name="T14">ntroduction to different Python environments (IDEs like VSCode, PyCharm, Jupyter notebooks).</text:span></text:p>
        </text:list-item>
        <text:list-item>
          <text:p text:style-name="P22">Configuring the development environment for effective coding.</text:p>
          <text:p text:style-name="P34"><text:line-break/></text:p>
        </text:list-item>
      </text:list>
      <text:p text:style-name="P43">LITERALS</text:p>
      <text:list xml:id="list468150695" text:style-name="L3">
        <text:list-item>
          <text:p text:style-name="P28">Understanding literals </text:p>
          <text:list>
            <text:list-header>
              <text:p text:style-name="P33">Integer</text:p>
              <text:p text:style-name="P33">Floating point Number </text:p>
              <text:p text:style-name="P33">String </text:p>
              <text:p text:style-name="P5"><text:span text:style-name="T1">Boolean</text:span></text:p>
              <text:p text:style-name="P5"><text:span text:style-name="T1"/></text:p>
            </text:list-header>
          </text:list>
        </text:list-item>
      </text:list>
      <text:p text:style-name="Text_20_body"/>
      <text:p text:style-name="P43">COMMENTS</text:p>
      <text:list xml:id="list4160051987" text:style-name="L4">
        <text:list-item>
          <text:p text:style-name="P29">Importance of comments in code documentation.</text:p>
        </text:list-item>
        <text:list-item>
          <text:p text:style-name="P6">Single-line and multi-line comments.</text:p>
        </text:list-item>
        <text:list-item>
          <text:p text:style-name="P6">Best practices for writing informative comments.</text:p>
        </text:list-item>
      </text:list>
      <text:p text:style-name="Text_20_body"><text:line-break/></text:p>
      <text:p text:style-name="P43"><text:soft-page-break/>OPERATORS</text:p>
      <text:list xml:id="list813415942" text:style-name="L5">
        <text:list-item>
          <text:p text:style-name="P30">Arithmetic operators and their usage.</text:p>
        </text:list-item>
        <text:list-item>
          <text:p text:style-name="P7">Comparison operators for conditional expressions.</text:p>
        </text:list-item>
        <text:list-item>
          <text:p text:style-name="P7">Logical operators for combining conditions.</text:p>
        </text:list-item>
        <text:list-item>
          <text:p text:style-name="P7">Bitwise operators for binary manipulation.</text:p>
        </text:list-item>
        <text:list-item>
          <text:p text:style-name="P7">Assignment operators and their shortcuts.</text:p>
        </text:list-item>
      </text:list>
      <text:p text:style-name="Text_20_body"><text:line-break/></text:p>
      <text:p text:style-name="P43">INPUT</text:p>
      <text:list xml:id="list4234110483" text:style-name="L6">
        <text:list-item>
          <text:p text:style-name="P25"><text:span text:style-name="T9">Taking user input using the </text:span><text:span text:style-name="T10">input() </text:span><text:span text:style-name="T9">function.</text:span></text:p>
        </text:list-item>
        <text:list-item>
          <text:p text:style-name="P8"><text:s/>conversion for input validation.</text:p>
        </text:list-item>
        <text:list-item>
          <text:p text:style-name="P9">Handling user inputs in different data types</text:p>
          <text:list>
            <text:list-header>
              <text:p text:style-name="P21">Integer input</text:p>
              <text:p text:style-name="P21">Float input </text:p>
              <text:p text:style-name="P21">String input</text:p>
              <text:p text:style-name="P21">Boolean input</text:p>
              <text:p text:style-name="P21">list input</text:p>
              <text:p text:style-name="P21">Multiple input</text:p>
            </text:list-header>
          </text:list>
          <text:p text:style-name="P44"/>
        </text:list-item>
      </text:list>
      <text:p text:style-name="P43">STRING METHODS </text:p>
      <text:list xml:id="list3265535657" text:style-name="L7">
        <text:list-item>
          <text:p text:style-name="P31">Basic string manipulation techniques.</text:p>
        </text:list-item>
        <text:list-item>
          <text:p text:style-name="P36"><text:span text:style-name="T11">Common string methods (e.g., </text:span><text:span text:style-name="T12">upper() , lower() , replace() , split () ) </text:span></text:p>
          <text:p text:style-name="P45"/>
        </text:list-item>
      </text:list>
      <text:p text:style-name="P43">CONDITIONAL STATEMENT</text:p>
      <text:list xml:id="list875488776" text:style-name="L8">
        <text:list-item>
          <text:p text:style-name="P32">Introduction to conditional statements (if, elif, else).</text:p>
        </text:list-item>
        <text:list-item>
          <text:p text:style-name="P38"><text:span text:style-name="T11">Using comparison operators in conditionals.</text:span><text:line-break/></text:p>
        </text:list-item>
      </text:list>
      <text:p text:style-name="P43"><text:soft-page-break/>LOOPS</text:p>
      <text:list xml:id="list4264311502" text:style-name="L9">
        <text:list-item>
          <text:p text:style-name="P37"><text:span text:style-name="T2">Introduction to loops (for and while).</text:span></text:p>
        </text:list-item>
        <text:list-item>
          <text:p text:style-name="P10">Infinite loops and avoiding them.</text:p>
        </text:list-item>
      </text:list>
      <text:p text:style-name="P43"/>
      <text:p text:style-name="P43"/>
      <text:p text:style-name="P3"><text:span text:style-name="T5">L</text:span><text:span text:style-name="T6">IST</text:span><text:span text:style-name="T5">s </text:span></text:p>
      <text:list xml:id="list1647283544" text:style-name="L10">
        <text:list-item>
          <text:p text:style-name="P50"><text:span text:style-name="T7">L</text:span><text:span text:style-name="T8">ist</text:span><text:span text:style-name="T7"> M</text:span><text:span text:style-name="T8">ethods</text:span></text:p>
        </text:list-item>
        <text:list-item>
          <text:p text:style-name="P50"><text:span text:style-name="T7">I</text:span><text:span text:style-name="T8">terating</text:span><text:span text:style-name="T7"> L</text:span><text:span text:style-name="T8">ist</text:span><text:span text:style-name="T7">s</text:span></text:p>
        </text:list-item>
        <text:list-item>
          <text:p text:style-name="P47">Slicing Lists</text:p>
        </text:list-item>
        <text:list-item>
          <text:p text:style-name="P47">Finding List </text:p>
        </text:list-item>
        <text:list-item>
          <text:p text:style-name="P47">Nested List</text:p>
        </text:list-item>
        <text:list-item>
          <text:p text:style-name="P47">2D</text:p>
        </text:list-item>
        <text:list-item>
          <text:p text:style-name="P47">3D</text:p>
        </text:list-item>
      </text:list>
      <text:p text:style-name="P48"/>
      <text:p text:style-name="P51">FUNCTIONS</text:p>
      <text:list xml:id="list1836455935" text:style-name="L11">
        <text:list-item>
          <text:p text:style-name="P19">Definition of functions and their role in code organization.</text:p>
        </text:list-item>
        <text:list-item>
          <text:p text:style-name="P23">Function syntax and structure in Python.</text:p>
        </text:list-item>
        <text:list-item>
          <text:p text:style-name="P23">Basic function calls and understanding the function stack</text:p>
          <text:p text:style-name="P41"/>
        </text:list-item>
      </text:list>
      <text:p text:style-name="P51">ARGUMENTS</text:p>
      <text:list xml:id="list2061700321" text:style-name="L12">
        <text:list-item>
          <text:p text:style-name="P11">Introduction to function arguments and parameters.</text:p>
        </text:list-item>
        <text:list-item>
          <text:p text:style-name="P11">Default values for function parameters.</text:p>
        </text:list-item>
        <text:list-item>
          <text:p text:style-name="P11">Passing arguments by position and by keyword.</text:p>
        </text:list-item>
      </text:list>
      <text:p text:style-name="Text_20_body"><text:line-break/></text:p>
      <text:p text:style-name="P51">RETURN STATEMENT</text:p>
      <text:list xml:id="list506994604" text:style-name="L13">
        <text:list-item>
          <text:p text:style-name="P26"><text:soft-page-break/><text:span text:style-name="T17">Purpose of the </text:span><text:span text:style-name="T18">return </text:span><text:span text:style-name="T17">statement in functions.</text:span></text:p>
        </text:list-item>
        <text:list-item>
          <text:p text:style-name="P12">Returning values from functions.</text:p>
        </text:list-item>
        <text:list-item>
          <text:p text:style-name="P12">Multiple return values and unpacking.</text:p>
        </text:list-item>
      </text:list>
      <text:p text:style-name="P51">SCOPES</text:p>
      <text:list xml:id="list2052643225" text:style-name="L14">
        <text:list-item>
          <text:p text:style-name="P20">Understanding the scope of variables (local vs. Global).</text:p>
        </text:list-item>
        <text:list-item>
          <text:p text:style-name="P13">The concept of variable shadowing.</text:p>
        </text:list-item>
        <text:list-item>
          <text:p text:style-name="P13">Best practices for variable naming to avoid scope-related issues.</text:p>
        </text:list-item>
      </text:list>
      <text:p text:style-name="P51"/>
      <text:p text:style-name="P51">FUNCTIONS ARGUMENTS EXPLAINED</text:p>
      <text:list xml:id="list648610337" text:style-name="L15">
        <text:list-item>
          <text:p text:style-name="P14">Different types of function arguments: positional, keyword, default, and variable-length arguments.</text:p>
        </text:list-item>
        <text:list-item>
          <text:p text:style-name="P14">Examples and use cases for each argument type.</text:p>
        </text:list-item>
      </text:list>
      <text:p text:style-name="P51"/>
      <text:p text:style-name="P51">DICTIONARIES</text:p>
      <text:list xml:id="list2000279224" text:style-name="L16">
        <text:list-item>
          <text:p text:style-name="P54">Recap of dictionaries and their key-value pairs</text:p>
        </text:list-item>
        <text:list-item>
          <text:p text:style-name="P55">TUPLES</text:p>
        </text:list-item>
        <text:list-item>
          <text:p text:style-name="P55">DICTIONARIES</text:p>
          <text:p text:style-name="P52"/>
        </text:list-item>
      </text:list>
      <text:p text:style-name="P51">Exceptions</text:p>
      <text:list xml:id="list221022453" text:style-name="L17">
        <text:list-item>
          <text:p text:style-name="P15">Understanding exceptions and errors.</text:p>
        </text:list-item>
        <text:list-item>
          <text:p text:style-name="P39"><text:span text:style-name="T11">Using </text:span><text:span text:style-name="T12">try ,expect , finally</text:span><text:span text:style-name="T11"> blocks.</text:span></text:p>
        </text:list-item>
        <text:list-item>
          <text:p text:style-name="P15">Handling specific exceptions.</text:p>
          <text:p text:style-name="P53"/>
        </text:list-item>
      </text:list>
      <text:p text:style-name="P51">Input Output</text:p>
      <text:list xml:id="list922088152" text:style-name="L18">
        <text:list-item>
          <text:p text:style-name="P40"><text:span text:style-name="T11">Taking user input using </text:span><text:span text:style-name="T13">input()</text:span><text:span text:style-name="T11">.</text:span></text:p>
        </text:list-item>
        <text:list-item>
          <text:p text:style-name="P40"><text:span text:style-name="T11">Formatted output using </text:span><text:span text:style-name="T13">print()</text:span><text:span text:style-name="T11">.</text:span></text:p>
        </text:list-item>
        <text:list-item>
          <text:p text:style-name="P16"><text:soft-page-break/>Reading and writing files in Python.</text:p>
        </text:list-item>
      </text:list>
      <text:p text:style-name="P51"/>
      <text:p text:style-name="P51"/>
      <text:p text:style-name="P51">Data Structure </text:p>
      <text:list xml:id="list3841809679" text:style-name="L19">
        <text:list-item>
          <text:p text:style-name="P17">Overview of different data structures in Python.</text:p>
        </text:list-item>
        <text:list-item>
          <text:p text:style-name="P17">Lists, sets, dictionaries, and tuples as fundamental data structures.</text:p>
        </text:list-item>
        <text:list-item>
          <text:p text:style-name="P17">Choosing the right data structure for specific use cases.</text:p>
        </text:list-item>
      </text:list>
      <text:p text:style-name="P51"/>
      <text:p text:style-name="P51">JSON</text:p>
      <text:list xml:id="list1197113268" text:style-name="L20">
        <text:list-item>
          <text:p text:style-name="P18">Introduction to JSON (JavaScript Object Notation).</text:p>
        </text:list-item>
        <text:list-item>
          <text:p text:style-name="P18">Reading and writing JSON data in Python.</text:p>
        </text:list-item>
        <text:list-item>
          <text:p text:style-name="P18">Converting between JSON and Python data structures.</text:p>
        </text:list-item>
      </text:list>
      <text:p text:style-name="P51"/>
      <text:p text:style-name="P51">Debugging</text:p>
      <text:list xml:id="list1810364303" text:style-name="L21">
        <text:list-item>
          <text:p text:style-name="P24">Strategies for debugging Python code.</text:p>
        </text:list-item>
        <text:list-item>
          <text:p text:style-name="P42"><text:span text:style-name="T14">Using</text:span><text:span text:style-name="T16"> print </text:span><text:span text:style-name="T14">statements and </text:span><text:span text:style-name="T16">assert </text:span><text:span text:style-name="T14">statements.</text:span></text:p>
        </text:list-item>
        <text:list-item>
          <text:p text:style-name="P42"><text:span text:style-name="T14">Introduction to debugging tools like </text:span><text:span text:style-name="T16">pdb </text:span><text:span text:style-name="T14">(Python Debugger).</text:span></text:p>
        </text:list-item>
      </text:list>
      <text:p text:style-name="Text_20_body"><text:lin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Loma" svg:font-family="Loma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4:31:37.730665879</meta:creation-date>
    <dc:date>2023-12-07T15:47:45.383947461</dc:date>
    <meta:editing-duration>PT37M4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6" meta:paragraph-count="105" meta:word-count="493" meta:character-count="3102" meta:non-whitespace-character-count="2767"/>
  </office:meta>
</office:document-meta>
</file>